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7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SO-3166-alpha2</text:p>
          </table:table-cell>
          <table:table-cell office:value-type="string" calcext:value-type="string">
            <text:p>ISO-3166-alpha3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Åland Islands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merican Samoa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ntarctica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tigua and Barbuda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in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ermuda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string" calcext:value-type="string">
            <text:p>Bouvet Island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British Indian Ocean Territory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British Virgin Islands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runei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urkina Faso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abo Verde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ambodia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on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Caribbean Netherlands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ayman Islands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entral African Republic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string" calcext:value-type="string">
            <text:p>Christmas Island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Cocos Islands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Collectivity of Saint Martin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oros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ook Islands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Curaçao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ech Republic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Democratic Republic of the Congo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ominica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East Timor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ypt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Equatorial Guinea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itrea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Eswatini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alkland Islands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aroe Islands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ederated States of Micronesia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French Guiana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French Polynesia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French Southern and Antarctic Lands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reenland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am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Guernsey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uinea-Bissau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eard Island and McDonald Islands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raq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Isle of Ma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Ivory Coast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aica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Jersey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ibati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s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ebanon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esotho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iberia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au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alawi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aldives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ali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a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arshall Islands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auritania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auritius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ayotte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oldova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onaco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ontenegr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ontserrat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zambique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yanmar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ibia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auru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w Caledonia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iger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ue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Norfolk Island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North Macedonia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Northern Mariana Islands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an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alau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apua New Guinea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araguay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itcairn Island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uerto Rico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tar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Republic of Korea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Republic of the Congo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Réunion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n Federation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anda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Saint Barthélemy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aint Helena, Ascension and Tristan da Cunha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Saint Kitts and Nevis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Saint Lucia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aint Pierre and Miquelon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Saint Vincent and the Grenadines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Samoa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an Marino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ão Tomé and Príncipe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udi Arabia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ierra Leone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Sint Maarten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olomon Islands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malia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South Georgia and the South Sandwich Islands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outh Sudan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State of Palestine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udan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riname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Svalbard and Jan Maye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ria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ajikistan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ambia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okelau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ga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rinidad and Tobago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nisia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urks and Caicos Islands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uvalu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nited States Minor Outlying Islands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States of America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United States Virgin Islands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anuatu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tican City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iet Nam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allis and Futuna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Western Sahara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en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ambia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imbabwe</text:p>
          </table:table-cell>
        </table:table-row>
      </table:table>
      <table:named-expressions/>
      <table:database-ranges>
        <table:database-range table:name="__Anonymous_Sheet_DB__0" table:target-range-address="Sheet1.A1:Sheet1.C25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4T09:17:13.633960284</meta:creation-date>
    <dc:date>2020-05-04T10:56:14.226699538</dc:date>
    <meta:editing-duration>PT14M58S</meta:editing-duration>
    <meta:editing-cycles>7</meta:editing-cycles>
    <meta:generator>LibreOffice_Vanilla/6.4.3.5$MacOSX_X86_64 LibreOffice_project/4db9852e73d9e9d662fc8a2783bace79addf1805</meta:generator>
    <meta:document-statistic meta:table-count="1" meta:cell-count="750" meta:object-count="0"/>
  </office:meta>
</office:document-meta>
</file>